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987cm" style:rel-column-width="2827*"/>
    </style:style>
    <style:style style:name="Tabla2.B" style:family="table-column">
      <style:table-column-properties style:column-width="12.014cm" style:rel-column-width="681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5.066cm" style:rel-column-width="2872*"/>
    </style:style>
    <style:style style:name="Tabla3.B" style:family="table-column">
      <style:table-column-properties style:column-width="11.934cm" style:rel-column-width="6766*"/>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105cm" style:rel-column-width="2327*"/>
    </style:style>
    <style:style style:name="Tabla1.B" style:family="table-column">
      <style:table-column-properties style:column-width="12.896cm" style:rel-column-width="731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style:style>
    <style:style style:name="P2" style:family="paragraph" style:parent-style-name="Table_20_Contents">
      <style:text-properties style:font-name="Arial" fo:language="ca" fo:country="ES"/>
    </style:style>
    <style:style style:name="P3" style:family="paragraph" style:parent-style-name="Standard">
      <style:paragraph-properties fo:margin-left="0cm" fo:margin-right="0cm" fo:text-indent="0.961cm" style:auto-text-indent="false"/>
      <style:text-properties style:font-name="Arial" fo:language="ca" fo:country="ES"/>
    </style:style>
    <style:style style:name="P4" style:family="paragraph" style:parent-style-name="Standard">
      <style:paragraph-properties fo:margin-left="0cm" fo:margin-right="0cm" fo:text-indent="0.961cm" style:auto-text-indent="false"/>
      <style:text-properties style:font-name="Arial" fo:language="ca" fo:country="ES" fo:font-weight="bold" style:font-weight-asian="bold" style:font-weight-complex="bold"/>
    </style:style>
    <style:style style:name="P5" style:family="paragraph" style:parent-style-name="Standard">
      <style:paragraph-properties fo:margin-left="0cm" fo:margin-right="0cm" fo:text-indent="0.961cm" style:auto-text-indent="false">
        <style:tab-stops>
          <style:tab-stop style:position="5.165cm"/>
        </style:tab-stops>
      </style:paragraph-properties>
      <style:text-properties style:font-name="Arial" fo:language="ca" fo:country="ES" fo:font-weight="bold" style:font-weight-asian="bold" style:font-weight-complex="bold"/>
    </style:style>
    <style:style style:name="P6" style:family="paragraph" style:parent-style-name="Standard">
      <style:paragraph-properties fo:margin-left="0cm" fo:margin-right="0cm" fo:text-indent="0.961cm" style:auto-text-indent="false">
        <style:tab-stops>
          <style:tab-stop style:position="5.165cm"/>
        </style:tab-stops>
      </style:paragraph-properties>
      <style:text-properties style:font-name="Arial" fo:language="ca" fo:country="ES"/>
    </style:style>
    <style:style style:name="P7" style:family="paragraph" style:parent-style-name="Standard">
      <style:paragraph-properties fo:margin-left="0cm" fo:margin-right="0cm" fo:text-indent="0.961cm" style:auto-text-indent="false">
        <style:tab-stops>
          <style:tab-stop style:position="5.184cm"/>
        </style:tab-stops>
      </style:paragraph-properties>
      <style:text-properties style:font-name="Arial" fo:language="ca" fo:country="ES"/>
    </style:style>
    <style:style style:name="P8" style:family="paragraph" style:parent-style-name="Standard">
      <style:paragraph-properties fo:margin-left="0cm" fo:margin-right="0cm" fo:text-align="justify" style:justify-single-word="false" fo:text-indent="0.961cm" style:auto-text-indent="false"/>
      <style:text-properties style:font-name="Arial" fo:language="ca" fo:country="ES"/>
    </style:style>
    <style:style style:name="P9" style:family="paragraph" style:parent-style-name="Standard">
      <style:paragraph-properties fo:margin-left="0cm" fo:margin-right="0cm" fo:text-align="justify" style:justify-single-word="false" fo:text-indent="0.961cm" style:auto-text-indent="false">
        <style:tab-stops>
          <style:tab-stop style:position="5.165cm"/>
        </style:tab-stops>
      </style:paragraph-properties>
      <style:text-properties style:font-name="Arial" fo:language="ca" fo:country="ES"/>
    </style:style>
    <style:style style:name="P10" style:family="paragraph" style:parent-style-name="Standard">
      <style:paragraph-properties fo:margin-left="0cm" fo:margin-right="0cm" fo:text-indent="0.961cm" style:auto-text-indent="false"/>
      <style:text-properties style:font-name="Arial" fo:font-size="16pt" fo:language="ca" fo:country="ES" fo:font-weight="bold" style:font-size-asian="16pt" style:font-weight-asian="bold" style:font-size-complex="16pt" style:font-weight-complex="bold"/>
    </style:style>
    <style:style style:name="P11" style:family="paragraph" style:parent-style-name="Standard">
      <style:paragraph-properties fo:margin-left="0cm" fo:margin-right="0cm" fo:text-indent="0.961cm" style:auto-text-indent="false" fo:break-before="page">
        <style:tab-stops>
          <style:tab-stop style:position="5.165cm"/>
        </style:tab-stops>
      </style:paragraph-properties>
      <style:text-properties style:font-name="Arial" fo:language="ca" fo:country="ES" fo:font-weight="bold" style:font-weight-asian="bold" style:font-weight-complex="bold"/>
    </style:style>
    <style:style style:name="P12" style:family="paragraph" style:parent-style-name="Standard">
      <style:paragraph-properties fo:margin-left="0cm" fo:margin-right="0cm" fo:text-indent="0cm" style:auto-text-indent="false">
        <style:tab-stops>
          <style:tab-stop style:position="5.165cm"/>
        </style:tab-stops>
      </style:paragraph-properties>
      <style:text-properties style:font-name="Arial" fo:language="ca" fo:country="ES"/>
    </style:style>
    <style:style style:name="P13" style:family="paragraph" style:parent-style-name="Standard">
      <style:paragraph-properties fo:margin-left="0cm" fo:margin-right="0cm" fo:text-indent="0cm" style:auto-text-indent="false" fo:break-before="page">
        <style:tab-stops>
          <style:tab-stop style:position="5.165cm"/>
        </style:tab-stops>
      </style:paragraph-properties>
      <style:text-properties style:font-name="Arial" fo:language="ca" fo:country="ES"/>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0">Manual de regles</text:p>
      <text:p text:style-name="P4"/>
      <text:p text:style-name="P4">Definició de regla i estratègia</text:p>
      <text:p text:style-name="P3"/>
      <text:p text:style-name="P8">Una estratègia és un conjunt de regles ordenades per prioritat. En el moment de decidir una acció es busca la primera que resulta ser certa i s'executa la seva acció.</text:p>
      <text:p text:style-name="P8"/>
      <text:p text:style-name="P8">Una regla està formada per una condició i una acció. Les condicions són expressions matemàtiques i les accions són una paraula identificadora de l'acció més una expressió matemàtica (tot i que no sempre). Per exemple:</text:p>
      <text:p text:style-name="P8"/>
      <text:p text:style-name="P7">Condició:<text:tab/>(diners/pot &gt; dinersInicials/2)</text:p>
      <text:p text:style-name="P6">Acció:<text:tab/>apostar apostaMinima + diners * ((1 RANDOM 20) / 100)</text:p>
      <text:p text:style-name="P12"/>
      <text:p text:style-name="P6"/>
      <text:p text:style-name="P5">Execució de regles</text:p>
      <text:p text:style-name="P6"/>
      <text:p text:style-name="P9">Una regla s'executa si es compleix la seva condició avaluada com a predicat booleà. Donat que és una expressió matemàtica cal tenir en compte que tota expressió numèrica diferent 0 és cert (TRUE) i en cas de ser 0 és fals (FALSE). A més TRUE i FALSE estan definides en el llenguatge com a constants iguals a 1 i 0 respectivament.</text:p>
      <text:p text:style-name="P9">Donat que una acció es pot executar en qualsevol moment hem de pensar en què succeeix en el cas de que aquesta acció sigui impossible de realitzar. Per aquest motiu si una regla no es pot realitzar s'executa una per defecte. A més a més donat que una acció va acompanyada d'una expressió matemàtica podria ser que el resultat d'aquesta expressió fos un nombre no vàlid. En aquest cas també es controla aquest nombre. Hi ha un resum de les accions amb els seus valors per defecte segons l'estat als apartats següents.</text:p>
      <text:p text:style-name="P9"/>
      <text:p text:style-name="P5">Avaluació d'expressions</text:p>
      <text:p text:style-name="P6"/>
      <text:p text:style-name="P9">Les expressions s'avaluen com una expressió matemàtica. La prioritat i l'ordre és l'habitual al d'una expressió matemàtica i queda resumit de la següent maneta:</text:p>
      <text:p text:style-name="P9"/>
      <text:p text:style-name="P9">Operadors per orde d'avaluació de més prioritari a menys:</text:p>
      <text:p text:style-name="P9"/>
      <text:p text:style-name="P9">Potenciació (EXP), multiplicació (*) i divisió(/), suma (+) i resta (-), comparadors menor (&lt;), major (&gt;), major o igual (&gt;=), menor o igual (=&lt;), igual (=) i diferent (!=) operadors lògics AND, OR i XOR.</text:p>
      <text:p text:style-name="P9"/>
      <text:p text:style-name="P6">Funcions definides:</text:p>
      <text:p text:style-name="P6"/>
      <text:p text:style-name="P6">i RANDOM j<text:tab/>Retorna un nombre aleatori entre 'i' i 'j'. Realment és un <text:tab/>operador, però té la menor prioritat i es fa servir com a funció. <text:tab/>Es recomana posar parèntesi.</text:p>
      <text:p text:style-name="P6">VABS(i)<text:tab/>Retorna el valor absolut de 'i'.</text:p>
      <text:p text:style-name="P6">NOT(i)<text:tab/>Retorna l'oposat booleà de 'i'.</text:p>
      <text:p text:style-name="P6"/>
      <text:p text:style-name="P5"/>
      <text:p text:style-name="P11"/>
      <text:p text:style-name="P5"><text:bookmark-start text:name="DDE_LINK"/>Variables del pòquer</text:p>
      <text:p text:style-name="P6"/>
      <text:p text:style-name="P6">Les variables definides al joc del pòquer són les següents:</text:p>
      <text:p text:style-name="P6"/>
      <table:table table:name="Tabla3" table:style-name="Tabla3">
        <table:table-column table:style-name="Tabla3.A"/>
        <table:table-column table:style-name="Tabla3.B"/>
        <table:table-row>
          <table:table-cell table:style-name="Tabla3.A1" office:value-type="string">
            <text:p text:style-name="P2">pot</text:p>
          </table:table-cell>
          <table:table-cell table:style-name="Tabla3.B1" office:value-type="string">
            <text:p text:style-name="P2">Diners que hi ha en joc (suma de totes les apostes)</text:p>
          </table:table-cell>
        </table:table-row>
        <table:table-row>
          <table:table-cell table:style-name="Tabla3.A2" office:value-type="string">
            <text:p text:style-name="P2">numParticipants</text:p>
          </table:table-cell>
          <table:table-cell table:style-name="Tabla3.B2" office:value-type="string">
            <text:p text:style-name="P2">Nombre de persones que es disputen el pot (que no s'han retirat de la mà ni han perdut la possibilitat de jugar)</text:p>
          </table:table-cell>
        </table:table-row>
        <table:table-row>
          <table:table-cell table:style-name="Tabla3.A2" office:value-type="string">
            <text:p text:style-name="P2">numJugadors</text:p>
          </table:table-cell>
          <table:table-cell table:style-name="Tabla3.B2" office:value-type="string">
            <text:p text:style-name="P2">Nombre total de jugadors de la partida</text:p>
          </table:table-cell>
        </table:table-row>
        <table:table-row>
          <table:table-cell table:style-name="Tabla3.A2" office:value-type="string">
            <text:p text:style-name="P2">dinersInicials</text:p>
          </table:table-cell>
          <table:table-cell table:style-name="Tabla3.B2" office:value-type="string">
            <text:p text:style-name="P2">Diners que tenia cada jugador a l'inici de la partida</text:p>
          </table:table-cell>
        </table:table-row>
        <table:table-row>
          <table:table-cell table:style-name="Tabla3.A2" office:value-type="string">
            <text:p text:style-name="P2">diners</text:p>
          </table:table-cell>
          <table:table-cell table:style-name="Tabla3.B2" office:value-type="string">
            <text:p text:style-name="P2">Diners que té el jugador actual</text:p>
          </table:table-cell>
        </table:table-row>
        <table:table-row>
          <table:table-cell table:style-name="Tabla3.A2" office:value-type="string">
            <text:p text:style-name="P2">dinersApostats</text:p>
          </table:table-cell>
          <table:table-cell table:style-name="Tabla3.B2" office:value-type="string">
            <text:p text:style-name="P2">Els diners que ha apostat el jugador actual</text:p>
          </table:table-cell>
        </table:table-row>
        <table:table-row>
          <table:table-cell table:style-name="Tabla3.A2" office:value-type="string">
            <text:p text:style-name="P2">minimaAposta</text:p>
          </table:table-cell>
          <table:table-cell table:style-name="Tabla3.B2" office:value-type="string">
            <text:p text:style-name="P2">Mínima aposta que ha de fer el jugador actual per a seguir en la mà</text:p>
          </table:table-cell>
        </table:table-row>
        <table:table-row>
          <table:table-cell table:style-name="Tabla3.A2" office:value-type="string">
            <text:p text:style-name="P2">maximaAposta</text:p>
          </table:table-cell>
          <table:table-cell table:style-name="Tabla3.B2" office:value-type="string">
            <text:p text:style-name="P2">Màxima aposta que pot realitzar el jugador actual</text:p>
          </table:table-cell>
        </table:table-row>
        <table:table-row>
          <table:table-cell table:style-name="Tabla3.A2" office:value-type="string">
            <text:p text:style-name="P2">vaDeCatxa</text:p>
          </table:table-cell>
          <table:table-cell table:style-name="Tabla3.B2" office:value-type="string">
            <text:p text:style-name="P2">Decideix si el jugador està fent una catxa o no. La modificació d'aquesta variable es realitza mitjançat accions</text:p>
          </table:table-cell>
        </table:table-row>
        <table:table-row>
          <table:table-cell table:style-name="Tabla3.A2" office:value-type="string">
            <text:p text:style-name="P2">estatPartida</text:p>
          </table:table-cell>
          <table:table-cell table:style-name="Tabla3.B2" office:value-type="string">
            <text:p text:style-name="P2">Retorna un nombre que identifica l'estat de la partida (Cega, PreFlop, etc.). Es pot comparar amb les constants definides a continuació</text:p>
          </table:table-cell>
        </table:table-row>
        <table:table-row>
          <table:table-cell table:style-name="Tabla3.A2" office:value-type="string">
            <text:p text:style-name="P2">posicioTaula</text:p>
          </table:table-cell>
          <table:table-cell table:style-name="Tabla3.B2" office:value-type="string">
            <text:p text:style-name="P2">La distància al jugador que reparteix. Si aquest jugador està justament al nostre costat aquesta distància és 1</text:p>
          </table:table-cell>
        </table:table-row>
        <table:table-row>
          <table:table-cell table:style-name="Tabla3.A2" office:value-type="string">
            <text:p text:style-name="P2">Fatxenderia</text:p>
          </table:table-cell>
          <table:table-cell table:style-name="Tabla3.B2" office:value-type="string">
            <text:p text:style-name="P2">Retorna el nivell de fatxenderia del jugador actual</text:p>
          </table:table-cell>
        </table:table-row>
        <table:table-row>
          <table:table-cell table:style-name="Tabla3.A2" office:value-type="string">
            <text:p text:style-name="P2">Cobdicia</text:p>
          </table:table-cell>
          <table:table-cell table:style-name="Tabla3.B2" office:value-type="string">
            <text:p text:style-name="P2">El nivell de cobdícia del jugador actual</text:p>
          </table:table-cell>
        </table:table-row>
        <table:table-row>
          <table:table-cell table:style-name="Tabla3.A2" office:value-type="string">
            <text:p text:style-name="P2">Regularitat</text:p>
          </table:table-cell>
          <table:table-cell table:style-name="Tabla3.B2" office:value-type="string">
            <text:p text:style-name="P2">El nivell de regularitat del jugador actual</text:p>
          </table:table-cell>
        </table:table-row>
        <table:table-row>
          <table:table-cell table:style-name="Tabla3.A2" office:value-type="string">
            <text:p text:style-name="P2">Agressivitat</text:p>
          </table:table-cell>
          <table:table-cell table:style-name="Tabla3.B2" office:value-type="string">
            <text:p text:style-name="P2">El nivell d'agressivitat del jugador actual</text:p>
          </table:table-cell>
        </table:table-row>
        <table:table-row>
          <table:table-cell table:style-name="Tabla3.A2" office:value-type="string">
            <text:p text:style-name="P2">numPartidesGuanyades</text:p>
          </table:table-cell>
          <table:table-cell table:style-name="Tabla3.B2" office:value-type="string">
            <text:p text:style-name="P2">El nombre de partides guanyades pel jugador actual. El valor és el que figura a les estadístiques</text:p>
          </table:table-cell>
        </table:table-row>
        <table:table-row>
          <table:table-cell table:style-name="Tabla3.A2" office:value-type="string">
            <text:p text:style-name="P2">numMansJugades</text:p>
          </table:table-cell>
          <table:table-cell table:style-name="Tabla3.B2" office:value-type="string">
            <text:p text:style-name="P2">El nombre de mans jugades pel jugador actual. El valor és el que figura a les estadístiques</text:p>
          </table:table-cell>
        </table:table-row>
        <table:table-row>
          <table:table-cell table:style-name="Tabla3.A2" office:value-type="string">
            <text:p text:style-name="P2">numMansGuanyades</text:p>
          </table:table-cell>
          <table:table-cell table:style-name="Tabla3.B2" office:value-type="string">
            <text:p text:style-name="P2">El nombre de mans guanyades pel jugador actual. El valor és el que figura a les estadístiques</text:p>
          </table:table-cell>
        </table:table-row>
        <table:table-row>
          <table:table-cell table:style-name="Tabla3.A2" office:value-type="string">
            <text:p text:style-name="P2">probabilitatDeGuanyar</text:p>
          </table:table-cell>
          <table:table-cell table:style-name="Tabla3.B2" office:value-type="string">
            <text:p text:style-name="P2">Retorna la probabilitat de guanyar la partida</text:p>
          </table:table-cell>
        </table:table-row>
      </table:table>
      <text:p text:style-name="P6"/>
      <text:p text:style-name="P12">Es defineixen també les següents constants:</text:p>
      <text:p text:style-name="P12"><text:bookmark-end text:name="DDE_LINK"/></text:p>
      <table:table table:name="Tabla2" table:style-name="Tabla2">
        <table:table-column table:style-name="Tabla2.A"/>
        <table:table-column table:style-name="Tabla2.B"/>
        <table:table-row>
          <table:table-cell table:style-name="Tabla2.A1" office:value-type="string">
            <text:p text:style-name="P1">Cega</text:p>
          </table:table-cell>
          <table:table-cell table:style-name="Tabla2.B1" office:value-type="string">
            <text:p text:style-name="P1">Valor de l'estat Cega, és 0</text:p>
          </table:table-cell>
        </table:table-row>
        <table:table-row>
          <table:table-cell table:style-name="Tabla2.A2" office:value-type="string">
            <text:p text:style-name="P1">PreFlop</text:p>
          </table:table-cell>
          <table:table-cell table:style-name="Tabla2.B2" office:value-type="string">
            <text:p text:style-name="P1">Valor de l'estat PreFlop, és 1</text:p>
          </table:table-cell>
        </table:table-row>
        <table:table-row>
          <table:table-cell table:style-name="Tabla2.A2" office:value-type="string">
            <text:p text:style-name="P1">Flop</text:p>
          </table:table-cell>
          <table:table-cell table:style-name="Tabla2.B2" office:value-type="string">
            <text:p text:style-name="P1">Valor de l'estat Flop, és 2</text:p>
          </table:table-cell>
        </table:table-row>
        <table:table-row>
          <table:table-cell table:style-name="Tabla2.A2" office:value-type="string">
            <text:p text:style-name="P1">Turn</text:p>
          </table:table-cell>
          <table:table-cell table:style-name="Tabla2.B2" office:value-type="string">
            <text:p text:style-name="P1">Valor de l'estat Turn, és 3</text:p>
          </table:table-cell>
        </table:table-row>
        <table:table-row>
          <table:table-cell table:style-name="Tabla2.A2" office:value-type="string">
            <text:p text:style-name="P1">River</text:p>
          </table:table-cell>
          <table:table-cell table:style-name="Tabla2.B2" office:value-type="string">
            <text:p text:style-name="P1">Valor de l'estat River, és 4</text:p>
          </table:table-cell>
        </table:table-row>
      </table:table>
      <text:p text:style-name="P12"/>
      <text:p text:style-name="P12"/>
      <text:p text:style-name="P13"/>
      <text:p text:style-name="P5">Accions del pòquer</text:p>
      <text:p text:style-name="P6"/>
      <text:p text:style-name="P6">Aquestes són les accions disponibles durant el joc:</text:p>
      <text:p text:style-name="P6"/>
      <table:table table:name="Tabla1" table:style-name="Tabla1">
        <table:table-column table:style-name="Tabla1.A"/>
        <table:table-column table:style-name="Tabla1.B"/>
        <table:table-row>
          <table:table-cell table:style-name="Tabla1.A1" office:value-type="string">
            <text:p text:style-name="P2">apostar</text:p>
          </table:table-cell>
          <table:table-cell table:style-name="Tabla1.B1" office:value-type="string">
            <text:p text:style-name="P2">Aposta una quantitat de diners igual a l'avaluació numèrica de la regla que l'acompanya.</text:p>
            <text:p text:style-name="P2"/>
            <text:p text:style-name="P2">En cas que aquesta quantitat sigui menor que la mínima aposta possible, s'apostarà la mínima quantitat possible. En cas que sigui major que la màxima aposta possible s'apostarà la màxima quantitat possible.</text:p>
          </table:table-cell>
        </table:table-row>
        <table:table-row>
          <table:table-cell table:style-name="Tabla1.A2" office:value-type="string">
            <text:p text:style-name="P2">pujar</text:p>
          </table:table-cell>
          <table:table-cell table:style-name="Tabla1.B2" office:value-type="string">
            <text:p text:style-name="P2">És sinònim d'apostar</text:p>
          </table:table-cell>
        </table:table-row>
        <table:table-row>
          <table:table-cell table:style-name="Tabla1.A2" office:value-type="string">
            <text:p text:style-name="P2">igualar</text:p>
          </table:table-cell>
          <table:table-cell table:style-name="Tabla1.B2" office:value-type="string">
            <text:p text:style-name="P2"><text:bookmark-start text:name="DDE_LINK1"/>És sinònim de l'acció <text:span text:style-name="T2">apostar minimaAposta</text:span><text:bookmark-end text:name="DDE_LINK1"/></text:p>
          </table:table-cell>
        </table:table-row>
        <table:table-row>
          <table:table-cell table:style-name="Tabla1.A2" office:value-type="string">
            <text:p text:style-name="P2">allin</text:p>
          </table:table-cell>
          <table:table-cell table:style-name="Tabla1.B2" office:value-type="string">
            <text:p text:style-name="P2">És sinònim de l'acció <text:span text:style-name="T2">apostar maximaAposta</text:span></text:p>
          </table:table-cell>
        </table:table-row>
        <table:table-row>
          <table:table-cell table:style-name="Tabla1.A2" office:value-type="string">
            <text:p text:style-name="P2">retirarse</text:p>
          </table:table-cell>
          <table:table-cell table:style-name="Tabla1.B2" office:value-type="string">
            <text:p text:style-name="P2">Retira al jugador de la mà actual. La regla que acompanya a l'acció és avaluada com a booleà i determina si el jugador vol mostrar les cartes a la resta de persones.</text:p>
            <text:p text:style-name="P2"/>
            <text:p text:style-name="P2">Aquesta és la regla per defecte en el cas en que no hi hagi cap regla que avaluï a cert o hi hagi algun error en la regla.</text:p>
            <text:p text:style-name="P2">En el cas que aquesta acció no pugui ésser executada ja que les normes del joc ho prohibeixen s'executarà l'acció igualar.</text:p>
          </table:table-cell>
        </table:table-row>
        <table:table-row>
          <table:table-cell table:style-name="Tabla1.A2" office:value-type="string">
            <text:p text:style-name="P2">vadecatxa</text:p>
          </table:table-cell>
          <table:table-cell table:style-name="Tabla1.B2" office:value-type="string">
            <text:p text:style-name="P2"><text:bookmark-start text:name="DDE_LINK2"/>Posa la variable vaDeCatxa a cert<text:bookmark-end text:name="DDE_LINK2"/></text:p>
          </table:table-cell>
        </table:table-row>
        <table:table-row>
          <table:table-cell table:style-name="Tabla1.A2" office:value-type="string">
            <text:p text:style-name="P2">novadecatxa</text:p>
          </table:table-cell>
          <table:table-cell table:style-name="Tabla1.B2" office:value-type="string">
            <text:p text:style-name="P2">Posa la variable vaDeCatxa a fals</text:p>
          </table:table-cell>
        </table:table-row>
      </table:table>
      <text:p text:style-name="P6"/>
      <text:p text:style-name="P4">Exemples</text:p>
      <text:p text:style-name="P3"/>
      <text:p text:style-name="P6">Condició:<text:tab/>probabilitatDeGuanyar &gt; 90</text:p>
      <text:p text:style-name="P6">Acció:<text:tab/>allin</text:p>
      <text:p text:style-name="P6"/>
      <text:p text:style-name="P9">En el cas que la probabilitat de guanyar sigui major que el 90% apostem tots els diners que tenim</text:p>
      <text:p text:style-name="P6"/>
      <text:p text:style-name="P6">Condició:<text:tab/>(<text:bookmark-start text:name="DDE_LINK3"/>minimaApostaActual<text:bookmark-end text:name="DDE_LINK3"/> &gt; dinersInicials/10) AND </text:p>
      <text:p text:style-name="P6"><text:tab/>((diners - <text:s/>minimaApostaActual) &lt; dinersInicials/10)</text:p>
      <text:p text:style-name="P6">Acció:<text:tab/>retirarse</text:p>
      <text:p text:style-name="P6"/>
      <text:p text:style-name="P9">En el cas que haguem d'apostar més del 10% dels diners inicials i els diners restants després de l'aposta siguin menors que el 10% dels diners inicials considerem que juguen massa fort o fora de les nostres possibilitats i ens retirem.</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5-28T10:45:21</meta:creation-date>
    <dc:date>2010-05-28T13:07:58</dc:date>
    <dc:creator>David Fandos</dc:creator>
    <meta:editing-duration>PT01H41M53S</meta:editing-duration>
    <meta:editing-cycles>18</meta:editing-cycles>
    <meta:generator>OpenOffice.org/3.1$Linux OpenOffice.org_project/310m19$Build-9420</meta:generator>
    <meta:document-statistic meta:table-count="3" meta:image-count="0" meta:object-count="0" meta:page-count="3" meta:paragraph-count="95" meta:word-count="914" meta:character-count="5431"/>
  </office:meta>
</office:document-meta>
</file>